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use-window-font-color="true" loext:opacity="0%" fo:font-size="7pt" officeooo:rsid="002758d9" officeooo:paragraph-rsid="0090b79e" style:font-size-asian="7pt" style:font-size-complex="7pt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293e69" officeooo:paragraph-rsid="004debfb" fo:background-color="transparent" style:font-size-asian="7pt" style:font-size-complex="7pt"/>
    </style:style>
    <style:style style:name="P3" style:family="paragraph" style:parent-style-name="Standard">
      <style:text-properties fo:color="#2a6099" loext:opacity="100%" style:font-name="Liberation Serif" fo:font-size="7pt" officeooo:rsid="0083e8cf" officeooo:paragraph-rsid="00974e67" style:font-size-asian="7pt" style:font-size-complex="7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color="#158466" loext:opacity="100%" style:font-name="Liberation Serif" fo:font-size="7pt" fo:font-weight="normal" officeooo:rsid="00630247" officeooo:paragraph-rsid="00ac9d1e" fo:background-color="transparent" style:font-size-asian="7pt" style:font-size-complex="7pt"/>
    </style:style>
    <style:style style:name="P5" style:family="paragraph" style:parent-style-name="Text_20_body">
      <style:paragraph-properties fo:margin-top="0cm" fo:margin-bottom="0cm" style:contextual-spacing="false" fo:line-height="100%">
        <style:tab-stops>
          <style:tab-stop style:position="9.555cm"/>
        </style:tab-stops>
      </style:paragraph-properties>
      <style:text-properties style:use-window-font-color="true" loext:opacity="0%" style:font-name="Liberation Serif" fo:font-size="7pt" fo:font-weight="normal" officeooo:rsid="00ac9d1e" officeooo:paragraph-rsid="00ac9d1e" fo:background-color="transparent" style:font-size-asian="7pt" style:font-size-complex="7pt"/>
    </style:style>
    <style:style style:name="P6" style:family="paragraph" style:parent-style-name="Text_20_body">
      <style:paragraph-properties fo:margin-top="0cm" fo:margin-bottom="0cm" style:contextual-spacing="false" fo:line-height="100%">
        <style:tab-stops>
          <style:tab-stop style:position="9.555cm"/>
        </style:tab-stops>
      </style:paragraph-properties>
      <style:text-properties style:use-window-font-color="true" loext:opacity="0%" style:font-name="Liberation Serif" fo:font-size="7pt" fo:font-weight="normal" officeooo:rsid="00aea818" officeooo:paragraph-rsid="00aea818" fo:background-color="transparent" style:font-size-asian="7pt" style:font-size-complex="7pt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fo:color="#158466" loext:opacity="100%" style:font-name="Liberation Serif" fo:font-size="7pt" fo:font-weight="normal" officeooo:rsid="00630247" officeooo:paragraph-rsid="0093c393" fo:background-color="transparent" style:font-size-asian="7pt" style:font-size-complex="7pt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fo:color="#158466" loext:opacity="100%" style:font-name="Liberation Serif" fo:font-size="7pt" fo:font-weight="normal" officeooo:rsid="00630247" officeooo:paragraph-rsid="00ac9d1e" fo:background-color="transparent" style:font-size-asian="7pt" style:font-size-complex="7pt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630247" officeooo:paragraph-rsid="00ac9d1e" fo:background-color="transparent" style:font-size-asian="7pt" style:font-size-complex="7pt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630247" officeooo:paragraph-rsid="0098efb8" fo:background-color="transparent" style:font-size-asian="7pt" style:font-size-complex="7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630247" officeooo:paragraph-rsid="0098efb8" fo:background-color="transparent" style:font-size-asian="7pt" style:font-size-complex="7pt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630247" officeooo:paragraph-rsid="0093c393" fo:background-color="transparent" style:font-size-asian="7pt" style:font-size-complex="7pt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8dcafd" officeooo:paragraph-rsid="0093c393" fo:background-color="transparent" style:font-size-asian="7pt" style:font-size-complex="7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630247" officeooo:paragraph-rsid="00afe141" fo:background-color="transparent" style:font-size-asian="7pt" style:font-size-complex="7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630247" officeooo:paragraph-rsid="00afe141" fo:background-color="transparent" style:font-size-asian="7pt" style:font-size-complex="7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630247" officeooo:paragraph-rsid="00958271" fo:background-color="transparent" style:font-size-asian="7pt" style:font-size-complex="7pt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630247" officeooo:paragraph-rsid="00974e67" fo:background-color="transparent" style:font-size-asian="7pt" style:font-size-complex="7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fo:color="#158466" loext:opacity="100%" style:font-name="Liberation Serif" fo:font-size="7pt" fo:font-weight="normal" officeooo:rsid="00afe141" officeooo:paragraph-rsid="00afe141" fo:background-color="transparent" style:font-size-asian="7pt" style:font-size-complex="7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afe141" officeooo:paragraph-rsid="00afe141" fo:background-color="transparent" style:font-size-asian="7pt" style:font-size-complex="7pt"/>
    </style:style>
    <style:style style:name="P20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98efb8" officeooo:paragraph-rsid="00afe141" fo:background-color="transparent" style:font-size-asian="7pt" style:font-size-complex="7pt"/>
    </style:style>
    <style:style style:name="P21" style:family="paragraph" style:parent-style-name="Text_20_body">
      <style:paragraph-properties fo:margin-top="0cm" fo:margin-bottom="0cm" style:contextual-spacing="false" fo:line-height="100%"/>
      <style:text-properties fo:color="#158466" loext:opacity="100%" style:font-name="Liberation Serif" fo:font-size="7pt" fo:font-weight="normal" officeooo:rsid="009aece3" officeooo:paragraph-rsid="009aece3" fo:background-color="transparent" style:font-size-asian="7pt" style:font-size-complex="7pt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b17188" officeooo:paragraph-rsid="009aece3" fo:background-color="transparent" style:font-size-asian="7pt" style:font-size-complex="7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630247" officeooo:paragraph-rsid="009aece3" fo:background-color="transparent" style:font-size-asian="7pt" style:font-size-complex="7pt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630247" officeooo:paragraph-rsid="009aece3" fo:background-color="transparent" style:font-size-asian="7pt" style:font-size-complex="7pt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9e678e" officeooo:paragraph-rsid="009e678e" fo:background-color="transparent" style:font-size-asian="7pt" style:font-size-complex="7pt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9e678e" officeooo:paragraph-rsid="00b17188" fo:background-color="transparent" style:font-size-asian="7pt" style:font-size-complex="7pt"/>
    </style:style>
    <style:style style:name="P27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974e67" officeooo:paragraph-rsid="00974e67" fo:background-color="transparent" style:font-size-asian="7pt" style:font-size-complex="7pt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93c393" officeooo:paragraph-rsid="0093c393" fo:background-color="transparent" style:font-size-asian="7pt" style:font-size-complex="7pt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fo:color="#158466" loext:opacity="100%" style:font-name="Liberation Serif" fo:font-size="7pt" fo:font-weight="normal" officeooo:rsid="005eb725" officeooo:paragraph-rsid="005eb725" fo:background-color="transparent" style:font-size-asian="7pt" style:font-size-complex="7pt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fo:color="#158466" loext:opacity="100%" style:font-name="Liberation Serif" fo:font-size="7pt" fo:font-weight="normal" officeooo:rsid="00704bb9" officeooo:paragraph-rsid="0077d5ca" fo:background-color="transparent" style:font-size-asian="7pt" style:font-size-complex="7pt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fo:color="#2a6099" loext:opacity="100%" style:font-name="Liberation Serif" fo:font-size="7pt" fo:font-weight="normal" officeooo:rsid="005fe7f9" officeooo:paragraph-rsid="00704bb9" fo:background-color="transparent" style:font-size-asian="7pt" style:font-size-complex="7pt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size="7pt" officeooo:rsid="005fe7f9" officeooo:paragraph-rsid="00704bb9" style:font-size-asian="7pt" style:font-size-complex="7pt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fo:color="#158466" loext:opacity="100%" fo:font-size="7pt" officeooo:rsid="005fe7f9" officeooo:paragraph-rsid="00704bb9" style:font-size-asian="7pt" style:font-size-complex="7pt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fo:color="#158466" loext:opacity="100%" fo:font-size="7pt" officeooo:rsid="00704bb9" officeooo:paragraph-rsid="00704bb9" style:font-size-asian="7pt" style:font-size-complex="7pt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fo:color="#2a6099" loext:opacity="100%" style:font-name="Liberation Serif" fo:font-size="7pt" fo:font-weight="normal" officeooo:rsid="00630247" officeooo:paragraph-rsid="00630247" fo:background-color="transparent" style:font-size-asian="7pt" style:font-size-complex="7pt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630247" officeooo:paragraph-rsid="00630247" fo:background-color="transparent" style:font-size-asian="7pt" style:font-size-complex="7pt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Liberation Serif" fo:font-size="7pt" fo:font-weight="normal" officeooo:rsid="00630247" officeooo:paragraph-rsid="006b0ae0" fo:background-color="transparent" style:font-size-asian="7pt" style:font-size-complex="7pt"/>
    </style:style>
    <style:style style:name="T1" style:family="text">
      <style:text-properties style:font-name="Liberation Serif" fo:font-weight="normal" officeooo:rsid="00293e69" fo:background-color="transparent" loext:char-shading-value="0"/>
    </style:style>
    <style:style style:name="T2" style:family="text">
      <style:text-properties officeooo:rsid="00974e67"/>
    </style:style>
    <style:style style:name="T3" style:family="text">
      <style:text-properties style:use-window-font-color="true" loext:opacity="0%" officeooo:rsid="006b0ae0"/>
    </style:style>
    <style:style style:name="T4" style:family="text">
      <style:text-properties fo:color="#bf0041" loext:opacity="100%" officeooo:rsid="006b0ae0"/>
    </style:style>
    <style:style style:name="T5" style:family="text">
      <style:text-properties style:use-window-font-color="true" loext:opacity="0%" officeooo:rsid="00974e67"/>
    </style:style>
    <style:style style:name="T6" style:family="text">
      <style:text-properties style:use-window-font-color="true" loext:opacity="0%" officeooo:rsid="006c92e7"/>
    </style:style>
    <style:style style:name="T7" style:family="text">
      <style:text-properties fo:color="#bf0041" loext:opacity="100%"/>
    </style:style>
    <style:style style:name="T8" style:family="text">
      <style:text-properties officeooo:rsid="00ae98c8"/>
    </style:style>
    <style:style style:name="T9" style:family="text">
      <style:text-properties officeooo:rsid="00aea818"/>
    </style:style>
    <style:style style:name="T10" style:family="text">
      <style:text-properties officeooo:rsid="0098efb8"/>
    </style:style>
    <style:style style:name="T11" style:family="text">
      <style:text-properties officeooo:rsid="00afe141"/>
    </style:style>
    <style:style style:name="T12" style:family="text">
      <style:text-properties officeooo:rsid="009aece3"/>
    </style:style>
    <style:style style:name="T13" style:family="text">
      <style:text-properties officeooo:rsid="00ac9d1e"/>
    </style:style>
    <style:style style:name="T14" style:family="text">
      <style:text-properties officeooo:rsid="00b17188"/>
    </style:style>
    <style:style style:name="T15" style:family="text">
      <style:text-properties style:use-window-font-color="true" loext:opacity="0%" officeooo:rsid="008ecf04"/>
    </style:style>
    <style:style style:name="T16" style:family="text">
      <style:text-properties style:use-window-font-color="true" loext:opacity="0%" officeooo:rsid="002c967b"/>
    </style:style>
    <style:style style:name="T17" style:family="text">
      <style:text-properties style:use-window-font-color="true" loext:opacity="0%" officeooo:rsid="0035916c"/>
    </style:style>
    <style:style style:name="T18" style:family="text">
      <style:text-properties style:use-window-font-color="true" loext:opacity="0%" officeooo:rsid="001a89fc"/>
    </style:style>
    <style:style style:name="T19" style:family="text">
      <style:text-properties style:use-window-font-color="true" loext:opacity="0%" officeooo:rsid="002a991a"/>
    </style:style>
    <style:style style:name="T20" style:family="text">
      <style:text-properties fo:color="#2a6099" loext:opacity="100%" officeooo:rsid="001a89fc"/>
    </style:style>
    <style:style style:name="T21" style:family="text">
      <style:text-properties style:use-window-font-color="true" loext:opacity="0%" officeooo:rsid="00587db2"/>
    </style:style>
    <style:style style:name="T22" style:family="text">
      <style:text-properties style:use-window-font-color="true" loext:opacity="0%" officeooo:rsid="0037fdd3"/>
    </style:style>
    <style:style style:name="T23" style:family="text">
      <style:text-properties style:use-window-font-color="true" loext:opacity="0%" officeooo:rsid="003e4a99"/>
    </style:style>
    <style:style style:name="T24" style:family="text">
      <style:text-properties style:use-window-font-color="true" loext:opacity="0%" officeooo:rsid="003c2721"/>
    </style:style>
    <style:style style:name="T25" style:family="text">
      <style:text-properties style:use-window-font-color="true" loext:opacity="0%" officeooo:rsid="00302357"/>
    </style:style>
    <style:style style:name="T26" style:family="text">
      <style:text-properties fo:color="#ff860d" loext:opacity="100%" officeooo:rsid="001b3d79"/>
    </style:style>
    <style:style style:name="T27" style:family="text">
      <style:text-properties fo:color="#ff860d" loext:opacity="100%" officeooo:rsid="005767e2"/>
    </style:style>
    <style:style style:name="T28" style:family="text">
      <style:text-properties officeooo:rsid="006b0ae0"/>
    </style:style>
    <style:style style:name="T29" style:family="text">
      <style:text-properties officeooo:rsid="008ecf04"/>
    </style:style>
    <style:style style:name="T30" style:family="text">
      <style:text-properties officeooo:rsid="002c967b"/>
    </style:style>
    <style:style style:name="T31" style:family="text">
      <style:text-properties officeooo:rsid="0035916c"/>
    </style:style>
    <style:style style:name="T32" style:family="text">
      <style:text-properties officeooo:rsid="001a89fc"/>
    </style:style>
    <style:style style:name="T33" style:family="text">
      <style:text-properties officeooo:rsid="002a991a"/>
    </style:style>
    <style:style style:name="T34" style:family="text">
      <style:text-properties officeooo:rsid="00587db2"/>
    </style:style>
    <style:style style:name="T35" style:family="text">
      <style:text-properties officeooo:rsid="0037fdd3"/>
    </style:style>
    <style:style style:name="T36" style:family="text">
      <style:text-properties officeooo:rsid="003e4a99"/>
    </style:style>
    <style:style style:name="T37" style:family="text">
      <style:text-properties officeooo:rsid="003c2721"/>
    </style:style>
    <style:style style:name="T38" style:family="text">
      <style:text-properties officeooo:rsid="00302357"/>
    </style:style>
    <style:style style:name="T39" style:family="text">
      <style:text-properties officeooo:rsid="009c9dc6"/>
    </style:style>
    <style:style style:name="T40" style:family="text">
      <style:text-properties officeooo:rsid="00958271"/>
    </style:style>
    <style:style style:name="T41" style:family="text">
      <style:text-properties officeooo:rsid="00a90564"/>
    </style:style>
    <style:style style:name="T42" style:family="text">
      <style:text-properties officeooo:rsid="008dcafd"/>
    </style:style>
    <style:style style:name="T43" style:family="text">
      <style:text-properties officeooo:rsid="00ac89b8"/>
    </style:style>
    <style:style style:name="T44" style:family="text">
      <style:text-properties fo:color="#2a6099" loext:opacity="100%"/>
    </style:style>
    <style:style style:name="T45" style:family="text">
      <style:text-properties fo:color="#2a6099" loext:opacity="100%" officeooo:rsid="00b17188"/>
    </style:style>
    <style:style style:name="T46" style:family="text">
      <style:text-properties style:use-window-font-color="true" loext:opacity="0%" officeooo:rsid="00b17188"/>
    </style:style>
    <style:style style:name="T47" style:family="text">
      <style:text-properties fo:color="#2a6099" loext:opacity="100%" officeooo:rsid="009e678e"/>
    </style:style>
    <style:style style:name="T48" style:family="text">
      <style:text-properties officeooo:rsid="00a04cf9"/>
    </style:style>
    <style:style style:name="T49" style:family="text">
      <style:text-properties fo:color="#158466" loext:opacity="100%" officeooo:rsid="00974e67"/>
    </style:style>
    <style:style style:name="T50" style:family="text">
      <style:text-properties officeooo:rsid="0083b744"/>
    </style:style>
    <style:style style:name="T51" style:family="text">
      <style:text-properties officeooo:rsid="0077d5ca"/>
    </style:style>
    <style:style style:name="T52" style:family="text">
      <style:text-properties fo:color="#2a6099" loext:opacity="100%" officeooo:rsid="0077d5ca"/>
    </style:style>
    <style:style style:name="T53" style:family="text">
      <style:text-properties fo:color="#2a6099" loext:opacity="100%" officeooo:rsid="00a09d33"/>
    </style:style>
    <style:style style:name="T54" style:family="text">
      <style:text-properties fo:color="#2a6099" loext:opacity="100%" officeooo:rsid="00974e67"/>
    </style:style>
    <style:style style:name="T55" style:family="text">
      <style:text-properties fo:color="#2a6099" loext:opacity="100%" officeooo:rsid="00630247"/>
    </style:style>
    <style:style style:name="T56" style:family="text">
      <style:text-properties officeooo:rsid="00704bb9"/>
    </style:style>
    <style:style style:name="T57" style:family="text">
      <style:text-properties fo:color="#2a6099" loext:opacity="100%" officeooo:rsid="00704b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/>
      <text:p text:style-name="P3">## ---------- <text:span text:style-name="T2">generic</text:span> functions ----------</text:p>
      <text:p text:style-name="P3"/>
      <text:p text:style-name="P4"><text:span text:style-name="T3">par <text:s text:c="4"/>= </text:span><text:span text:style-name="T4">par_c <text:s text:c="3"/></text:span><text:span text:style-name="T3">(L = -</text:span><text:span text:style-name="T5">1</text:span><text:span text:style-name="T3">, moden = -</text:span><text:span text:style-name="T5">1</text:span><text:span text:style-name="T3">, </text:span><text:span text:style-name="T6">modetab=[]</text:span><text:span text:style-name="T3">, T= -</text:span><text:span text:style-name="T5">1</text:span><text:span text:style-name="T3">, dT = -</text:span><text:span text:style-name="T5">1</text:span><text:span text:style-name="T3">, seed=-</text:span><text:span text:style-name="T5">1</text:span><text:span text:style-name="T3">, path=’</text:span><text:span text:style-name="T5">pb’</text:span><text:span text:style-name="T3">,rac=’</text:span><text:span text:style-name="T5">pb’</text:span><text:span text:style-name="T3">)</text:span></text:p>
      <text:p text:style-name="P5">traj <text:s text:c="4"/>=<text:span text:style-name="T7"> traj_c <text:s text:c="3"/></text:span>(<text:span text:style-name="T8">traj = np.ones(2), </text:span><text:span text:style-name="T9">n = -1, s = -1, p = -1, file = ‘pb’)</text:span></text:p>
      <text:p text:style-name="P6">msd <text:s text:c="3"/>= <text:span text:style-name="T7">msd_c <text:s text:c="2"/></text:span>(res = np.ones(2), T = -1, dT = -1, p = -1, lagmax = -1, file = ‘pb’)</text:p>
      <text:p text:style-name="P7"><text:span text:style-name="T10">par</text:span><text:span text:style-name="T11">ams</text:span><text:span text:style-name="T12">_</text:span><text:span text:style-name="T11">from_file</text:span>(filename, <text:span text:style-name="T13">par, </text:span><text:span text:style-name="T11">traj, msd</text:span>) :</text:p>
      <text:p text:style-name="P7"><text:tab/>‘’’ <text:span text:style-name="T14">this function fill the basic parameters of each instances (par, traj, msd) with values directly taken from the par file</text:span></text:p>
      <text:p text:style-name="P8"><text:tab/><text:span text:style-name="T3">mod</text:span><text:span text:style-name="T15">1</text:span><text:span text:style-name="T3"> = </text:span><text:span text:style-name="T4">mode_c</text:span><text:span text:style-name="T3">(</text:span><text:span text:style-name="T16">id </text:span><text:span text:style-name="T3">= -</text:span><text:span text:style-name="T5">1</text:span><text:span text:style-name="T16">, </text:span><text:span text:style-name="T17">runtype </text:span><text:span text:style-name="T3">= -</text:span><text:span text:style-name="T5">1</text:span><text:span text:style-name="T3">, v</text:span><text:span text:style-name="T18"> </text:span><text:span text:style-name="T3">= -</text:span><text:span text:style-name="T5">1</text:span><text:span text:style-name="T3">., </text:span><text:span text:style-name="T18">dr </text:span><text:span text:style-name="T3">= -</text:span><text:span text:style-name="T5">1</text:span><text:span text:style-name="T3">., </text:span><text:span text:style-name="T19">drind </text:span><text:span text:style-name="T3">= -</text:span><text:span text:style-name="T5">1</text:span><text:span text:style-name="T3">, om = -</text:span><text:span text:style-name="T5">1</text:span><text:span text:style-name="T3">., </text:span><text:span text:style-name="T18">oms </text:span><text:span text:style-name="T3">= -</text:span><text:span text:style-name="T5">1</text:span><text:span text:style-name="T3">,</text:span><text:span text:style-name="T20"> </text:span><text:span text:style-name="T21">rho </text:span><text:span text:style-name="T3">= -</text:span><text:span text:style-name="T5">1</text:span><text:span text:style-name="T3">,</text:span><text:span text:style-name="T22">tumind </text:span><text:span text:style-name="T3">= -</text:span><text:span text:style-name="T5">1</text:span><text:span text:style-name="T22">, </text:span><text:span text:style-name="T23">tumtype </text:span><text:span text:style-name="T3">= -</text:span><text:span text:style-name="T5">1</text:span><text:span text:style-name="T3">,</text:span><text:span text:style-name="T24">r</text:span><text:span text:style-name="T22">u</text:span><text:span text:style-name="T24">n</text:span><text:span text:style-name="T22">t</text:span><text:span text:style-name="T25">au </text:span><text:span text:style-name="T3">= -</text:span><text:span text:style-name="T5">1.</text:span><text:span text:style-name="T3">, </text:span><text:span text:style-name="T26">run</text:span><text:span text:style-name="T27">dis</text:span><text:span text:style-name="T26">, turn</text:span><text:span text:style-name="T27">dis</text:span><text:span text:style-name="T3">)</text:span></text:p>
      <text:p text:style-name="P9"><text:span text:style-name="T28"><text:tab/>mod</text:span><text:span text:style-name="T29">2</text:span><text:span text:style-name="T28"> = </text:span><text:span text:style-name="T4">mode_c</text:span><text:span text:style-name="T28">(</text:span><text:span text:style-name="T30">id </text:span><text:span text:style-name="T28">= -</text:span><text:span text:style-name="T2">1</text:span><text:span text:style-name="T30">, </text:span><text:span text:style-name="T31">runtype </text:span><text:span text:style-name="T28">= -</text:span><text:span text:style-name="T2">1</text:span><text:span text:style-name="T28">, v</text:span><text:span text:style-name="T32"> </text:span><text:span text:style-name="T28">= -</text:span><text:span text:style-name="T2">1</text:span><text:span text:style-name="T28">., </text:span><text:span text:style-name="T32">dr </text:span><text:span text:style-name="T28">= -</text:span><text:span text:style-name="T2">1</text:span><text:span text:style-name="T28">., </text:span><text:span text:style-name="T33">drind </text:span><text:span text:style-name="T28">= -</text:span><text:span text:style-name="T2">1</text:span><text:span text:style-name="T28">, om = -</text:span><text:span text:style-name="T2">1</text:span><text:span text:style-name="T28">., </text:span><text:span text:style-name="T32">oms </text:span><text:span text:style-name="T28">= -</text:span><text:span text:style-name="T2">1</text:span><text:span text:style-name="T28">,</text:span><text:span text:style-name="T20"> </text:span><text:span text:style-name="T34">rho </text:span><text:span text:style-name="T28">= -</text:span><text:span text:style-name="T2">1</text:span><text:span text:style-name="T28">,</text:span><text:span text:style-name="T35">tumind </text:span><text:span text:style-name="T28">= -</text:span><text:span text:style-name="T2">1</text:span><text:span text:style-name="T35">, </text:span><text:span text:style-name="T36">tumtype </text:span><text:span text:style-name="T28">= -</text:span><text:span text:style-name="T2">1</text:span><text:span text:style-name="T28">,</text:span><text:span text:style-name="T37">r</text:span><text:span text:style-name="T35">u</text:span><text:span text:style-name="T37">n</text:span><text:span text:style-name="T35">t</text:span><text:span text:style-name="T38">au </text:span><text:span text:style-name="T28">= -</text:span><text:span text:style-name="T2">1.</text:span><text:span text:style-name="T28">, </text:span><text:span text:style-name="T26">run</text:span><text:span text:style-name="T27">dis</text:span><text:span text:style-name="T26">, turn</text:span><text:span text:style-name="T27">dis</text:span><text:span text:style-name="T28">)</text:span></text:p>
      <text:p text:style-name="P10"><text:tab/>open file as f :</text:p>
      <text:p text:style-name="P11"><text:tab/><text:tab/>for line in f :</text:p>
      <text:p text:style-name="P10"><text:tab/><text:tab/><text:tab/>ignore line of parameters of modes <text:span text:style-name="T39">and line with ‘traj’ or ‘msd’</text:span></text:p>
      <text:p text:style-name="P10"><text:tab/><text:tab/><text:tab/>clean comments</text:p>
      <text:p text:style-name="P10"><text:tab/><text:tab/><text:tab/>get value<text:span text:style-name="T28">s</text:span> <text:span text:style-name="T28">in an array</text:span></text:p>
      <text:p text:style-name="P10"><text:tab/><text:tab/><text:tab/><text:span text:style-name="T28">convert in the good type</text:span></text:p>
      <text:p text:style-name="P10"><text:tab/><text:tab/><text:tab/><text:span text:style-name="T40">put in an array </text:span><text:span text:style-name="T41">tab</text:span></text:p>
      <text:p text:style-name="P12"><text:tab/><text:span text:style-name="T42">l = 0</text:span></text:p>
      <text:p text:style-name="P12"><text:tab/>par.L <text:tab/> <text:tab/><text:tab/>= <text:span text:style-name="T41">tab</text:span>[<text:span text:style-name="T42">l</text:span>,0]</text:p>
      <text:p text:style-name="P12"><text:tab/><text:span text:style-name="T42">l+=1</text:span></text:p>
      <text:p text:style-name="P12"><text:tab/>par.moden <text:s/><text:tab/> <text:tab/><text:tab/>= <text:span text:style-name="T41">tab</text:span>[<text:span text:style-name="T42">l</text:span>,0]</text:p>
      <text:p text:style-name="P12"><text:tab/><text:span text:style-name="T42">l+=1</text:span></text:p>
      <text:p text:style-name="P12"><text:tab/><text:span text:style-name="T42">mod1.id, mod2.id <text:tab/> <text:s text:c="6"/><text:tab/></text:span>= <text:span text:style-name="T41">tab</text:span>[<text:span text:style-name="T42">l</text:span>,0], <text:span text:style-name="T41">tab</text:span>[<text:span text:style-name="T42">l,</text:span>1]</text:p>
      <text:p text:style-name="P12"><text:tab/><text:span text:style-name="T42">l+=1</text:span></text:p>
      <text:p text:style-name="P12"><text:tab/><text:span text:style-name="T42">mod1.runtype, mod2.runtype <text:tab/></text:span>= <text:span text:style-name="T41">tab</text:span>[<text:span text:style-name="T42">l</text:span>,0], <text:span text:style-name="T41">tab</text:span>[<text:span text:style-name="T42">l,</text:span>1]</text:p>
      <text:p text:style-name="P12"><text:tab/><text:span text:style-name="T42">l+=1</text:span></text:p>
      <text:p text:style-name="P12"><text:tab/><text:span text:style-name="T42">mod1.v, mod2.v <text:tab/> <text:s text:c="6"/><text:tab/></text:span>= <text:span text:style-name="T41">tab</text:span>[<text:span text:style-name="T42">l</text:span>,0], <text:span text:style-name="T41">tab</text:span>[<text:span text:style-name="T42">l,</text:span>1]</text:p>
      <text:p text:style-name="P12"><text:tab/><text:span text:style-name="T42">l+=1</text:span></text:p>
      <text:p text:style-name="P12"><text:tab/><text:span text:style-name="T42">mod1.dr, mod2.dr <text:tab/> <text:s text:c="6"/><text:tab/></text:span>= <text:span text:style-name="T41">tab</text:span>[<text:span text:style-name="T42">l</text:span>,0], <text:span text:style-name="T41">tab</text:span>[<text:span text:style-name="T42">l,</text:span>1]</text:p>
      <text:p text:style-name="P12"><text:tab/><text:span text:style-name="T42">l+=1</text:span></text:p>
      <text:p text:style-name="P12"><text:tab/><text:span text:style-name="T42">mod1.drind, mod2.drind <text:tab/> <text:s text:c="6"/><text:tab/></text:span>= <text:span text:style-name="T9">tab</text:span>[<text:span text:style-name="T42">l</text:span>,0], <text:span text:style-name="T9">tab</text:span>[<text:span text:style-name="T42">l,</text:span>1]</text:p>
      <text:p text:style-name="P12"><text:tab/><text:span text:style-name="T42">l+=1</text:span></text:p>
      <text:p text:style-name="P12"><text:tab/><text:span text:style-name="T42">mod1.om, mod2.om <text:tab/> <text:s text:c="6"/><text:tab/></text:span>= <text:span text:style-name="T9">tab</text:span>[<text:span text:style-name="T42">l</text:span>,0], <text:span text:style-name="T9">tab</text:span>[<text:span text:style-name="T42">l,</text:span>1]</text:p>
      <text:p text:style-name="P12"><text:tab/><text:span text:style-name="T42">l+=1</text:span><text:tab/></text:p>
      <text:p text:style-name="P12"><text:span text:style-name="T42"><text:tab/>mod1.oms, mod2.oms <text:tab/> <text:s text:c="6"/><text:tab/></text:span>= <text:span text:style-name="T9">tab</text:span>[<text:span text:style-name="T42">l</text:span>,0], <text:span text:style-name="T9">tab</text:span>[<text:span text:style-name="T42">l,</text:span>1]</text:p>
      <text:p text:style-name="P13"><text:tab/>l+=1</text:p>
      <text:p text:style-name="P12"><text:tab/><text:span text:style-name="T42">mod1.tumind, mod2.tumind <text:s text:c="4"/><text:tab/></text:span>= <text:span text:style-name="T9">tab</text:span>[<text:span text:style-name="T42">l</text:span>,0], <text:span text:style-name="T9">tab</text:span>[<text:span text:style-name="T42">l,</text:span>1]</text:p>
      <text:p text:style-name="P12"><text:tab/><text:span text:style-name="T42">l+=1</text:span></text:p>
      <text:p text:style-name="P12"><text:tab/><text:span text:style-name="T42">mod1.tumtype, mod2.tumtype <text:tab/></text:span>= <text:span text:style-name="T9">tab</text:span>[<text:span text:style-name="T42">l</text:span>,0], <text:span text:style-name="T9">tab</text:span>[<text:span text:style-name="T42">l,</text:span>1]</text:p>
      <text:p text:style-name="P12"><text:tab/><text:span text:style-name="T42">l+=1</text:span></text:p>
      <text:p text:style-name="P12"><text:tab/><text:span text:style-name="T42">mod1.runtau, mod2.runtau <text:tab/></text:span>= <text:span text:style-name="T9">tab</text:span>[<text:span text:style-name="T42">l</text:span>,0], <text:span text:style-name="T9">tab</text:span>[<text:span text:style-name="T42">l,</text:span>1]</text:p>
      <text:p text:style-name="P12"><text:tab/><text:span text:style-name="T11">l+=1</text:span></text:p>
      <text:p text:style-name="P12"><text:tab/><text:span text:style-name="T11">mod1.rundis, mod2.rundis<text:tab/>= tab[l,0], tab[l,1]</text:span></text:p>
      <text:p text:style-name="P14"><text:span text:style-name="T11"><text:tab/>l+=1</text:span></text:p>
      <text:p text:style-name="P15"><text:tab/><text:span text:style-name="T11">mod1.turndis, mod2.turndis<text:tab/>= tab[l,0], tab[l,1]</text:span></text:p>
      <text:p text:style-name="P12"><text:tab/><text:span text:style-name="T29">par.modetab.append(mod1</text:span><text:span text:style-name="T43">)</text:span></text:p>
      <text:p text:style-name="P12"><text:tab/><text:span text:style-name="T43">par.modetab.append(mod2)</text:span></text:p>
      <text:p text:style-name="P12"><text:tab/><text:span text:style-name="T29">l+=1</text:span></text:p>
      <text:p text:style-name="P12"><text:tab/>par.T, par.dT <text:s text:c="8"/><text:tab/><text:tab/>= <text:span text:style-name="T9">tab</text:span>[<text:span text:style-name="T42">l</text:span>,0], <text:span text:style-name="T9">tab</text:span>[<text:span text:style-name="T42">l,</text:span>1]</text:p>
      <text:p text:style-name="P12"><text:tab/><text:span text:style-name="T42">l+=1</text:span></text:p>
      <text:p text:style-name="P12"><text:tab/>par.seed <text:tab/> <text:tab/><text:tab/>= <text:span text:style-name="T9">tab</text:span>[<text:span text:style-name="T42">l</text:span>,0]</text:p>
      <text:p text:style-name="P16"><text:tab/><text:span text:style-name="T40">l+=1</text:span></text:p>
      <text:p text:style-name="P16"><text:tab/><text:span text:style-name="T11">traj.n <text:tab/><text:tab/><text:tab/>= tab[l,0]</text:span></text:p>
      <text:p text:style-name="P16"><text:tab/><text:span text:style-name="T11">l+=1</text:span></text:p>
      <text:p text:style-name="P16"><text:tab/><text:span text:style-name="T11">msd.T, msd.dT<text:tab/><text:tab/>= tab[l,0], tab[l,1]</text:span></text:p>
      <text:p text:style-name="P16"><text:tab/><text:span text:style-name="T11">l+=1</text:span></text:p>
      <text:p text:style-name="P12"><text:tab/>par.path <text:tab/><text:tab/> <text:tab/>= m[<text:span text:style-name="T42">l</text:span>,0]</text:p>
      <text:p text:style-name="P12"><text:tab/><text:span text:style-name="T42">l+=1</text:span></text:p>
      <text:p text:style-name="P12"><text:tab/>par.rac <text:tab/> <text:tab/><text:tab/>= m[<text:span text:style-name="T42">l</text:span>,0]</text:p>
      <text:p text:style-name="P17"><text:tab/><text:span text:style-name="T29">return</text:span></text:p>
      <text:p text:style-name="P15"/>
      <text:p text:style-name="P18">par_init(par) :</text:p>
      <text:p text:style-name="P18"><text:tab/><text:span text:style-name="T44">‘’’</text:span><text:span text:style-name="T45">This function fill the only derived parameter rho on the list of modes instances’’’</text:span></text:p>
      <text:p text:style-name="P19"><text:tab/><text:span text:style-name="T10">for i in range(2) :</text:span></text:p>
      <text:p text:style-name="P20"><text:tab/><text:tab/>if par.modetab[i].om!=0 :</text:p>
      <text:p text:style-name="P20"><text:tab/><text:tab/><text:tab/>par.modetab[i].rho = par.modetab[i].v/par.modetab[i].om</text:p>
      <text:p text:style-name="P20"><text:tab/><text:span text:style-name="T14">return</text:span></text:p>
      <text:p text:style-name="P17"/>
      <text:p text:style-name="P17"/>
      <text:p text:style-name="P21">traj_init(<text:span text:style-name="T14">par, traj</text:span>) :</text:p>
      <text:p text:style-name="P21"><text:tab/><text:span text:style-name="T44">‘’’ </text:span><text:span text:style-name="T45">This function fill the derived attributes of the instance traj with values of the instance par’’’</text:span></text:p>
      <text:p text:style-name="P21"><text:tab/><text:span text:style-name="T46">traj.s = int(par.T/par.dT)</text:span></text:p>
      <text:p text:style-name="P22"><text:tab/>traj.p = traj.s + 1</text:p>
      <text:p text:style-name="P23"><text:tab/><text:span text:style-name="T14">traj.traj = np.ones(2,2,traj.p+1)</text:span></text:p>
      <text:p text:style-name="P23"><text:tab/><text:span text:style-name="T14">traj.file = par.rac + ‘.traj’</text:span></text:p>
      <text:p text:style-name="P24"><text:span text:style-name="T12"><text:tab/></text:span><text:span text:style-name="T14">return</text:span></text:p>
      <text:p text:style-name="P24"/>
      <text:p text:style-name="P21">msd_init(<text:span text:style-name="T14">par, msd</text:span>) :</text:p>
      <text:p text:style-name="P24"><text:tab/><text:span text:style-name="T47">‘’’ </text:span><text:span text:style-name="T45">This function fill the derived attributes of msd’’’</text:span></text:p>
      <text:p text:style-name="P25"><text:tab/><text:span text:style-name="T14">msd.</text:span>lagmax = int(<text:span text:style-name="T12">msdT/msddT</text:span>)</text:p>
      <text:p text:style-name="P25"><text:tab/><text:span text:style-name="T48">msd.p = lagmax + 1</text:span></text:p>
      <text:p text:style-name="P26"><text:tab/><text:span text:style-name="T14">msd.res = np.ones(2,msd.p+1)</text:span></text:p>
      <text:p text:style-name="P24"><text:tab/><text:span text:style-name="T14">msd.file = par.rac + ‘.msd’</text:span></text:p>
      <text:p text:style-name="P24"/>
      <text:p text:style-name="P27">MAIN</text:p>
      <text:p text:style-name="P28">par = <text:span text:style-name="T49">sim_init(filename)[0]</text:span></text:p>
      <text:p text:style-name="P29"><text:soft-page-break/>p = particle_create(par)</text:p>
      <text:p text:style-name="P29">particle_init(<text:span text:style-name="T50">p,</text:span>par)</text:p>
      <text:p text:style-name="P29"/>
      <text:p text:style-name="P30">analyse_init(<text:span text:style-name="T51">traj, msd</text:span>)<text:span text:style-name="T44"> →</text:span><text:span text:style-name="T52">traj, msd = </text:span><text:span text:style-name="T53">traj</text:span><text:span text:style-name="T54">_init</text:span><text:span text:style-name="T55">(filename), </text:span><text:span text:style-name="T53">msd_init(filename)</text:span></text:p>
      <text:p text:style-name="P31"># main loop : the particle moves </text:p>
      <text:p text:style-name="P32">for n in [0, <text:span text:style-name="T51">traj.p</text:span><text:span text:style-name="T56">] :</text:span></text:p>
      <text:p text:style-name="P32"><text:tab/><text:span text:style-name="T56">t1, t2 = n*par.dT, (n+1)*par.dT</text:span></text:p>
      <text:p text:style-name="P33"><text:tab/>evolve(p,par,t1,t2)</text:p>
      <text:p text:style-name="P33"><text:tab/><text:span text:style-name="T56">store(p,t2,…)</text:span><text:span text:style-name="T57"> → </text:span><text:span text:style-name="T52">traj_save()</text:span></text:p>
      <text:p text:style-name="P34">analyse(msd,…) # <text:span text:style-name="T44">= msd_compute for now</text:span></text:p>
      <text:p text:style-name="P34"/>
      <text:p text:style-name="P35">structure par file</text:p>
      <text:p text:style-name="P35"># Physical parameters</text:p>
      <text:p text:style-name="P35">2.1 <text:s text:c="3"/>- <text:s text:c="9"/>- <text:s/># L=box size</text:p>
      <text:p text:style-name="P35">2 <text:s text:c="6"/>- <text:s text:c="9"/>- <text:s/># moden=number of modes</text:p>
      <text:p text:style-name="P35">1 <text:s text:c="6"/>2 <text:s text:c="8"/><text:tab/>- <text:s/># id=n° of the mode <text:s text:c="6"/></text:p>
      <text:p text:style-name="P35">2 <text:s text:c="6"/>2 <text:s text:c="8"/><text:tab/>- <text:s/># runtype of each mode</text:p>
      <text:p text:style-name="P35">1.2 <text:s text:c="3"/>2.1 <text:s text:c="5"/><text:tab/>- <text:s/># v of each mode</text:p>
      <text:p text:style-name="P35">1. <text:s text:c="4"/>0.5 <text:s text:c="6"/><text:tab/>- <text:s/># dr of each mode</text:p>
      <text:p text:style-name="P35">0 <text:s text:c="6"/>1 <text:s text:c="7"/><text:tab/>- <text:s/># drind=indicator of rot dif</text:p>
      <text:p text:style-name="P35">0.3 <text:s text:c="3"/>0.1 <text:s text:c="5"/><text:tab/>- <text:s/># om=angular velocity in rotate mode </text:p>
      <text:p text:style-name="P35">-1 <text:s text:c="5"/>0 <text:s text:c="8"/>- <text:s/># oms=sign of om</text:p>
      <text:p text:style-name="P35">0 <text:s text:c="6"/>1 <text:s text:c="8"/><text:tab/>- <text:s/># tumind=indicator of tumbling</text:p>
      <text:p text:style-name="P35">2 <text:s text:c="6"/>1 <text:s text:c="8"/><text:tab/>- <text:s/># tumtype=type of tumble</text:p>
      <text:p text:style-name="P35">0.1 <text:s text:c="4"/>1. <text:s text:c="6"/><text:tab/>- <text:s/># runtau=mean run time</text:p>
      <text:p text:style-name="P35"># Numerical parameters</text:p>
      <text:p text:style-name="P35">1000.1 <text:s/>0.01 <text:s text:c="6"/>- <text:s/># T, dT = total time and time step of the sim</text:p>
      <text:p text:style-name="P35">10 <text:s text:c="10"/>- <text:s text:c="10"/>- <text:s/># seed = n° of seed</text:p>
      <text:p text:style-name="P35">1 <text:s text:c="13"/>- <text:s text:c="9"/>- <text:s/># trajn = total number trajectories</text:p>
      <text:p text:style-name="P35">10.1 <text:s text:c="6"/>0.1 <text:s text:c="7"/>- <text:s/># msdT, msddT = total time and time step for the computation of msd</text:p>
      <text:p text:style-name="P35">/home/fbeziane/all/études/1-runandrotate/simulations/1-sim_code/1-particle_plane/data/ <text:s text:c="4"/>- - <text:s text:c="2"/># path = path for res data</text:p>
      <text:p text:style-name="P35">testA1 <text:s text:c="6"/>- <text:s text:c="9"/>- <text:s/># rac = root of the results for each sim (rac.par, rac.msd etc)</text:p>
      <text:p text:style-name="P36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9T11:49:42.531799200</meta:creation-date>
    <meta:generator>LibreOffice/25.2.3.2$Linux_X86_64 LibreOffice_project/520$Build-2</meta:generator>
    <dc:date>2026-01-13T18:31:37.873368858</dc:date>
    <meta:editing-duration>PT10H38M1S</meta:editing-duration>
    <meta:editing-cycles>46</meta:editing-cycles>
    <meta:print-date>2026-01-13T12:04:02.203617014</meta:print-date>
    <meta:printed-by>Fichiers PDF</meta:printed-by>
    <meta:document-statistic meta:table-count="0" meta:image-count="0" meta:object-count="0" meta:page-count="2" meta:paragraph-count="109" meta:word-count="620" meta:character-count="3955" meta:non-whitespace-character-count="2978"/>
  </office:meta>
</office:document-meta>
</file>